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62cm" fo:min-width="3.84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36cm" fo:min-width="3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21cm" fo:min-width="3.15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5cm" fo:min-width="3.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1.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36cm" fo:min-width="3.27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36cm" fo:min-width="2.96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48cm" fo:min-width="3.39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35cm" fo:min-width="5.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2" draw:id="id2" draw:layer="layout" svg:width="6.9cm" svg:height="2.4cm" svg:x="4cm" svg:y="4.4cm">
          <text:p text:style-name="P1">Podaj liczbę </text:p>
          <text:p text:style-name="P1">całkowitą (n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3" draw:id="id3" draw:layer="layout" svg:width="6.2cm" svg:height="2.2cm" svg:x="3cm" svg:y="9.2cm">
          <text:p text:style-name="P1">iloczyn = 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4" draw:id="id4" draw:layer="layout" svg:width="5.8cm" svg:height="1.7cm" svg:x="2.8cm" svg:y="13.2cm">
          <text:p text:style-name="P1">Podaj liczbę (a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5" draw:id="id5" draw:layer="layout" svg:width="4.3cm" svg:height="1.7cm" svg:x="2.4cm" svg:y="16.6cm">
          <text:p text:style-name="P1">Iloczyn *= a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3.6cm" svg:height="3cm" svg:x="6cm" svg:y="19.7cm">
          <text:p text:style-name="P1"><text:s/>i =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7" draw:id="id7" draw:layer="layout" svg:width="6cm" svg:height="2.2cm" svg:x="1.4cm" svg:y="23.6cm">
          <text:p text:style-name="P1">Wynik (iloczyn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8" draw:id="id8" draw:layer="layout" svg:width="4.9cm" svg:height="2.1cm" svg:x="11.6cm" svg:y="2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5.5cm" svg:height="2.4cm" svg:x="1.1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6.3cm" svg:height="2.6cm" svg:x="13.3cm" svg:y="13.7cm">
          <text:p text:style-name="P1">Iloczyn = i + 1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3.85cm" svg:y1="3.6cm" svg:x2="7.45cm" svg:y2="4.4cm" draw:start-shape="id1" draw:start-glue-point="8" draw:end-shape="id2" draw:end-glue-point="5" svg:d="M3850 3600v401h3600v399" svg:viewBox="0 0 3601 801">
          <text:p/>
        </draw:connector>
        <draw:connector draw:style-name="gr10" draw:text-style-name="P3" draw:layer="layout" svg:x1="6.587cm" svg:y1="6.8cm" svg:x2="6.1cm" svg:y2="9.2cm" draw:start-shape="id2" draw:start-glue-point="7" draw:end-shape="id3" draw:end-glue-point="5" svg:d="M6587 6800v1201h-487v1199" svg:viewBox="0 0 488 2401">
          <text:p/>
        </draw:connector>
        <draw:connector draw:style-name="gr10" draw:text-style-name="P3" xml:id="id11" draw:id="id11" draw:layer="layout" svg:x1="5.325cm" svg:y1="11.4cm" svg:x2="5.7cm" svg:y2="13.2cm" draw:start-shape="id3" draw:start-glue-point="7" draw:end-shape="id4" draw:end-glue-point="5" svg:d="M5325 11400v901h375v899" svg:viewBox="0 0 376 1801">
          <text:p/>
        </draw:connector>
        <draw:connector draw:style-name="gr10" draw:text-style-name="P3" draw:layer="layout" svg:x1="5.7cm" svg:y1="14.9cm" svg:x2="4.55cm" svg:y2="16.6cm" draw:start-shape="id4" draw:start-glue-point="8" draw:end-shape="id5" draw:end-glue-point="0" svg:d="M5700 14900v851h-1150v849" svg:viewBox="0 0 1151 1701">
          <text:p/>
        </draw:connector>
        <draw:connector draw:style-name="gr10" draw:text-style-name="P3" draw:layer="layout" svg:x1="4.55cm" svg:y1="18.3cm" svg:x2="7.8cm" svg:y2="19.7cm" draw:start-shape="id5" draw:start-glue-point="2" draw:end-shape="id6" draw:end-glue-point="4" svg:d="M4550 18300v700h3250v700" svg:viewBox="0 0 3251 1401">
          <text:p/>
        </draw:connector>
        <draw:connector draw:style-name="gr10" draw:text-style-name="P3" draw:layer="layout" svg:x1="7.8cm" svg:y1="22.7cm" svg:x2="4.4cm" svg:y2="23.6cm" draw:start-shape="id6" draw:start-glue-point="6" draw:end-shape="id7" draw:end-glue-point="5" svg:d="M7800 22700v451h-3400v449" svg:viewBox="0 0 3401 901">
          <text:p/>
        </draw:connector>
        <draw:connector draw:style-name="gr10" draw:text-style-name="P3" draw:layer="layout" svg:x1="4.4cm" svg:y1="25.8cm" svg:x2="11.6cm" svg:y2="27.05cm" draw:start-shape="id7" draw:start-glue-point="8" draw:end-shape="id8" svg:d="M4400 25800v1250h7200" svg:viewBox="0 0 7201 1251">
          <text:p/>
        </draw:connector>
        <draw:connector draw:style-name="gr10" draw:text-style-name="P3" draw:layer="layout" svg:x1="9.6cm" svg:y1="21.2cm" svg:x2="16.45cm" svg:y2="16.3cm" draw:start-shape="id6" draw:start-glue-point="7" draw:end-shape="id9" draw:end-glue-point="2" svg:d="M9600 21200h6850v-4900" svg:viewBox="0 0 6851 4901">
          <text:p/>
        </draw:connector>
        <draw:frame draw:style-name="gr11" draw:text-style-name="P4" draw:layer="layout" svg:width="1.9cm" svg:height="0.962cm" svg:x="5cm" svg:y="22.2cm">
          <draw:text-box>
            <text:p>TAK</text:p>
          </draw:text-box>
        </draw:frame>
        <draw:frame draw:style-name="gr11" draw:text-style-name="P4" draw:layer="layout" svg:width="2.5cm" svg:height="0.962cm" svg:x="11.3cm" svg:y="19.8cm">
          <draw:text-box>
            <text:p>NIE</text:p>
          </draw:text-box>
        </draw:frame>
        <draw:connector draw:style-name="gr10" draw:text-style-name="P3" xml:id="id10" draw:id="id10" draw:layer="layout" svg:x1="16.45cm" svg:y1="13.7cm" svg:x2="16.45cm" svg:y2="13.7cm" draw:start-shape="id9" draw:start-glue-point="0" draw:end-shape="id9" draw:end-glue-point="0" svg:d="M16450 13700z" svg:viewBox="0 0 1 1">
          <text:p/>
        </draw:connector>
        <draw:connector draw:style-name="gr10" draw:text-style-name="P3" draw:layer="layout" svg:x1="16.45cm" svg:y1="13.7cm" svg:x2="5.512cm" svg:y2="12.301cm" draw:start-shape="id10" draw:start-glue-point="0" draw:end-shape="id11" draw:end-glue-point="0" svg:d="M16450 13700h-5300v-1399h-5638" svg:viewBox="0 0 10939 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0:03:27.072987013</meta:creation-date>
    <dc:date>2018-11-28T10:18:10.275572905</dc:date>
    <meta:editing-duration>PT3M48S</meta:editing-duration>
    <meta:editing-cycles>1</meta:editing-cycles>
    <meta:document-statistic meta:object-count="21"/>
    <meta:generator>LibreOffice/6.0.6.2$Linux_X86_64 LibreOffice_project/00m0$Build-2</meta:generator>
  </office:meta>
</office:document-meta>
</file>